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10000013A82E2B2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/>
    </style:style>
    <style:style style:name="P6" style:family="paragraph" style:parent-style-name="Header">
      <style:paragraph-properties>
        <style:tab-stops>
          <style:tab-stop style:position="5.502cm" style:type="center"/>
          <style:tab-stop style:position="15cm" style:type="right"/>
        </style:tab-stops>
      </style:paragraph-properties>
    </style:style>
    <style:style style:name="P7" style:family="paragraph" style:parent-style-name="List_20_Paragraph">
      <style:text-properties fo:font-size="12pt" style:font-size-asian="12pt" style:font-size-complex="12pt"/>
    </style:style>
    <style:style style:name="P8" style:family="paragraph" style:parent-style-name="List_20_Paragraph" style:list-style-name="WW8Num2">
      <style:text-properties fo:font-size="12pt" style:font-size-asian="12pt" style:font-size-complex="12pt"/>
    </style:style>
    <style:style style:name="P9" style:family="paragraph" style:parent-style-name="List_20_Paragraph">
      <style:paragraph-properties fo:margin-left="2.498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uta Reunião 04/06/2011</text:p>
      <text:p text:style-name="P1"><text:span text:style-name="T1">Assunto: Cenário, Física, Jogabilidade e Animação</text:span></text:p>
      <text:p text:style-name="P3">Integrantes: Guilherme, Heitor e Eduardo</text:p>
      <text:p text:style-name="P2">-----------------------------------------//-------------------------------------------</text:p>
      <text:p text:style-name="P4">Temas a serem abordados:</text:p>
      <text:list xml:id="list56078883" text:style-name="WW8Num2">
        <text:list-item>
          <text:p text:style-name="P8">Cenário</text:p>
        </text:list-item>
      </text:list>
      <text:p text:style-name="P7"/>
      <text:p text:style-name="P9">1.1) Interação 2D e 3D</text:p>
      <text:p text:style-name="P9">1.2) Iluminação</text:p>
      <text:p text:style-name="P9">1.3) Parallax</text:p>
      <text:p text:style-name="P9"/>
      <text:list xml:id="list1097797446" text:continue-numbering="true" text:style-name="WW8Num2">
        <text:list-item>
          <text:p text:style-name="P8">Física</text:p>
        </text:list-item>
      </text:list>
      <text:p text:style-name="P7"/>
      <text:p text:style-name="P9">2.1) Gravidade</text:p>
      <text:p text:style-name="P9">2.2) Velocidade</text:p>
      <text:p text:style-name="P9">3.3) Movimento</text:p>
      <text:p text:style-name="P9"/>
      <text:list xml:id="list1511494060" text:continue-numbering="true" text:style-name="WW8Num2">
        <text:list-item>
          <text:p text:style-name="P8">Jogabilidade</text:p>
        </text:list-item>
      </text:list>
      <text:p text:style-name="P7"/>
      <text:p text:style-name="P9">3.1) Movimentos Básicos do Jogador</text:p>
      <text:p text:style-name="P9"/>
      <text:p text:style-name="P9"><text:tab/>3.1.1) Andar</text:p>
      <text:p text:style-name="P9"><text:tab/>3.1.2) Abaixar</text:p>
      <text:p text:style-name="P9"><text:tab/>3.1.3) Pular</text:p>
      <text:p text:style-name="P9"><text:tab/></text:p>
      <text:p text:style-name="P9">3.2) Movimentos Intermediários</text:p>
      <text:p text:style-name="P9"><text:soft-page-break/><text:tab/></text:p>
      <text:p text:style-name="P9"><text:tab/>3.2.1) Correr</text:p>
      <text:p text:style-name="P9"><text:tab/>3.2.2) Subir</text:p>
      <text:p text:style-name="P9"><text:tab/>3.2.3) Nadar</text:p>
      <text:p text:style-name="P9"/>
      <text:p text:style-name="P9">3.3) Movimentos Especiais</text:p>
      <text:p text:style-name="P9"><text:tab/></text:p>
      <text:p text:style-name="P9"><text:tab/>3.3.1) Ataques</text:p>
      <text:p text:style-name="P9"><text:tab/>3.3.2) Desafiar Gravidad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502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2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2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0.011cm" svg:y="0.002cm" svg:width="4.625cm" svg:height="3.625cm" draw:z-index="1"><draw:image xlink:href="Pictures/10000201000001910000013A82E2B2D2.png" xlink:type="simple" xlink:show="embed" xlink:actuate="onLoad"/></draw:frame><text:tab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mperium</meta:initial-creator>
    <meta:creation-date>2011-06-03T17:08:00</meta:creation-date>
    <dc:date>2011-06-03T23:21:53</dc:date>
    <meta:editing-cycles>2</meta:editing-cycles>
    <meta:editing-duration>PT4H26M27S</meta:editing-duration>
    <meta:generator>BrOffice/3.3$Unix LibreOffice_project/330m18$Build-4</meta:generator>
    <meta:document-statistic meta:table-count="0" meta:image-count="1" meta:object-count="0" meta:page-count="2" meta:paragraph-count="29" meta:word-count="69" meta:character-count="562"/>
    <meta:user-defined meta:name="Informações 1"/>
    <meta:user-defined meta:name="Informações 2"/>
    <meta:user-defined meta:name="Informações 3"/>
    <meta:user-defined meta:name="Informações 4"/>
  </office:meta>
</office:document-meta>
</file>